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Open Sans" svg:font-family="'Open Sans',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666666" style:font-name="Open Sans" fo:font-size="11.25pt" fo:letter-spacing="normal" fo:font-style="normal" fo:font-weight="normal"/>
    </style:style>
    <style:style style:name="T1" style:family="text">
      <style:text-properties fo:font-style="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Global links</text:span> presents an overview of the flows and associations that enable the world’s economy, and those of individual countries, to grow and expand. Indicators measure the size and direction of trade in goods and services, of aid and other financial flows, and of the movements of people, as well as the impact of policy interventions. These data also help illuminate Sustainable Development Goal 17, which aims to strengthen the Global Partnership for Sustainable Development.</text:p>
      <text:p text:style-name="P1">The volume of world trade rose 2.7 percent in 2015, roughly in line with GDP growth, but the sharp drop in oil and other commodity prices and exchange rate volatility caused the value of global merchandise trade to fall 14 percent, to $16 trillion. Demand for imports slowed in Asia and resource-based economies but strengthened in the United States and the European Union. Low- and middle-income countries’ share of merchandise exports continued to rise, to 42 percent in 2015, up from 33 percent in 2005.International financial flows to low- and middle-income countries recorded an outflow ($184 billion) for the first time since the 2008 global financial crisis—driven primarily by a contraction in short-term debt, which swung from a net inflow of $130 billion in 2014 to a 2015 outflow of $398 billion. Long-term debt flows fell by half, to $214 billion. Despite reduced bond issuance, bonds still constituted more than half of long-term debt flows in 2015.</text:p>
      <text:p text:style-name="P1">Global foreign direct investment inflows rebounded, with an increase of 20 percent in 2015—due primarily to a 35 percent increase in flows to high-income economies. A large part of this growth was from corporate reconfigurations, whose transactions often involve large movements in the balance of payments but little change in actual operations. High-income countries were the destination for 70 percent of global foreign direct investment ($1.5 trillion) in 2015. China, Brazil, and India together account for over half of all foreign direct investment inflows to low- and middle-income countries, which overall declined 4 percent in 2015, reflecting a contraction in intercompany lending.</text:p>
      <text:p text:style-name="P1">Growth in international remittances, in the form of personal transfers and compensation of employees, slowed sharply in 2015. They rose only 0.4 percent, to $552 billion, due to weak economic growth in Europe, the deterioration of the Russian economy, and the depreciation of the euro and ruble. Over three-quarters of global remittances ($421 billion) went to low- and middle-income countries in 2015, where they play an important role in financing the economy. The number of international migrants continued to grow, exceeding 250 million in 2015.</text:p>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Open Sans" svg:font-family="'Open Sans',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2.2$Windows_X86_64 LibreOffice_project/4e471d8c02c9c90f512f7f9ead8875b57fcb1ec3</meta:generator>
    <dc:date>2021-10-11T22:38:21.470000000</dc:date>
    <meta:editing-duration>PT8S</meta:editing-duration>
    <meta:editing-cycles>1</meta:editing-cycles>
    <meta:document-statistic meta:table-count="0" meta:image-count="0" meta:object-count="0" meta:page-count="1" meta:paragraph-count="4" meta:word-count="421" meta:character-count="2681" meta:non-whitespace-character-count="2266"/>
  </office:meta>
</office:document-meta>
</file>